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7" table:default-cell-style-name="Default"/>
        <table:table-row table:style-name="ro1">
          <table:table-cell office:value-type="string" calcext:value-type="string">
            <text:p>GearSlot</text:p>
          </table:table-cell>
          <table:table-cell office:value-type="string" calcext:value-type="string">
            <text:p>GearEquipmentName</text:p>
          </table:table-cell>
          <table:table-cell office:value-type="string" calcext:value-type="string">
            <text:p>GearArmor</text:p>
          </table:table-cell>
          <table:table-cell office:value-type="string" calcext:value-type="string">
            <text:p>GearStrength</text:p>
          </table:table-cell>
          <table:table-cell office:value-type="string" calcext:value-type="string">
            <text:p>GearAgility</text:p>
          </table:table-cell>
          <table:table-cell office:value-type="string" calcext:value-type="string">
            <text:p>GearStamina</text:p>
          </table:table-cell>
          <table:table-cell office:value-type="string" calcext:value-type="string">
            <text:p>GearIntelligence</text:p>
          </table:table-cell>
          <table:table-cell office:value-type="string" calcext:value-type="string">
            <text:p>GearSpirit</text:p>
          </table:table-cell>
          <table:table-cell office:value-type="string" calcext:value-type="string">
            <text:p>GearArcaneResistance</text:p>
          </table:table-cell>
          <table:table-cell office:value-type="string" calcext:value-type="string">
            <text:p>GearFireResistance</text:p>
          </table:table-cell>
          <table:table-cell office:value-type="string" calcext:value-type="string">
            <text:p>GearFrostResistance</text:p>
          </table:table-cell>
          <table:table-cell office:value-type="string" calcext:value-type="string">
            <text:p>GearShadowResistance</text:p>
          </table:table-cell>
          <table:table-cell office:value-type="string" calcext:value-type="string">
            <text:p>GearNatureResistance</text:p>
          </table:table-cell>
          <table:table-cell office:value-type="string" calcext:value-type="string">
            <text:p>GearWeaponDamage</text:p>
          </table:table-cell>
          <table:table-cell office:value-type="string" calcext:value-type="string">
            <text:p>GearAttackSpeed</text:p>
          </table:table-cell>
          <table:table-cell office:value-type="string" calcext:value-type="string">
            <text:p>GearHealth</text:p>
          </table:table-cell>
          <table:table-cell office:value-type="string" calcext:value-type="string">
            <text:p>GearMana</text:p>
          </table:table-cell>
          <table:table-cell office:value-type="string" calcext:value-type="string">
            <text:p>GearGreenArmor</text:p>
          </table:table-cell>
          <table:table-cell office:value-type="string" calcext:value-type="string">
            <text:p>GearDodgeRating</text:p>
          </table:table-cell>
          <table:table-cell office:value-type="string" calcext:value-type="string">
            <text:p>GearParryRating</text:p>
          </table:table-cell>
          <table:table-cell office:value-type="string" calcext:value-type="string">
            <text:p>GearBlockChanceRating</text:p>
          </table:table-cell>
          <table:table-cell office:value-type="string" calcext:value-type="string">
            <text:p>GearBlockValue</text:p>
          </table:table-cell>
          <table:table-cell office:value-type="string" calcext:value-type="string">
            <text:p>GearDefenseRating</text:p>
          </table:table-cell>
          <table:table-cell office:value-type="string" calcext:value-type="string">
            <text:p>GearHitRating</text:p>
          </table:table-cell>
          <table:table-cell office:value-type="string" calcext:value-type="string">
            <text:p>GearSpellhitRating</text:p>
          </table:table-cell>
          <table:table-cell office:value-type="string" calcext:value-type="string">
            <text:p>GearSpellPower</text:p>
          </table:table-cell>
          <table:table-cell office:value-type="string" calcext:value-type="string">
            <text:p>GearCritRating</text:p>
          </table:table-cell>
          <table:table-cell office:value-type="string" calcext:value-type="string">
            <text:p>GearSpellCritRating</text:p>
          </table:table-cell>
          <table:table-cell office:value-type="string" calcext:value-type="string">
            <text:p>GearHealing</text:p>
          </table:table-cell>
          <table:table-cell office:value-type="string" calcext:value-type="string">
            <text:p>GearMP5</text:p>
          </table:table-cell>
          <table:table-cell office:value-type="string" calcext:value-type="string">
            <text:p>GearHasteRating</text:p>
          </table:table-cell>
          <table:table-cell office:value-type="string" calcext:value-type="string">
            <text:p>GearSpellHasteRating</text:p>
          </table:table-cell>
          <table:table-cell office:value-type="string" calcext:value-type="string">
            <text:p>GearAttackPower</text:p>
          </table:table-cell>
          <table:table-cell office:value-type="string" calcext:value-type="string">
            <text:p>GearResilienceRating</text:p>
          </table:table-cell>
          <table:table-cell office:value-type="string" calcext:value-type="string">
            <text:p>GearExpertiseRating</text:p>
          </table:table-cell>
          <table:table-cell office:value-type="string" calcext:value-type="string">
            <text:p>GearArmorPenetration</text:p>
          </table:table-cell>
          <table:table-cell office:value-type="string" calcext:value-type="string">
            <text:p>GearArcaneSpellPower</text:p>
          </table:table-cell>
          <table:table-cell office:value-type="string" calcext:value-type="string">
            <text:p>GearFireSpellPower</text:p>
          </table:table-cell>
          <table:table-cell office:value-type="string" calcext:value-type="string">
            <text:p>GearFrostSpellPower</text:p>
          </table:table-cell>
          <table:table-cell office:value-type="string" calcext:value-type="string">
            <text:p>GearShadowSpellPower</text:p>
          </table:table-cell>
          <table:table-cell office:value-type="string" calcext:value-type="string">
            <text:p>GearNatureSpellPower</text:p>
          </table:table-cell>
          <table:table-cell office:value-type="string" calcext:value-type="string">
            <text:p>GearHolySpellPower</text:p>
          </table:table-cell>
          <table:table-cell office:value-type="string" calcext:value-type="string">
            <text:p>BonusArmor</text:p>
          </table:table-cell>
          <table:table-cell office:value-type="string" calcext:value-type="string">
            <text:p>BonusStrength</text:p>
          </table:table-cell>
          <table:table-cell office:value-type="string" calcext:value-type="string">
            <text:p>BonusAgility</text:p>
          </table:table-cell>
          <table:table-cell office:value-type="string" calcext:value-type="string">
            <text:p>BonusStamina</text:p>
          </table:table-cell>
          <table:table-cell office:value-type="string" calcext:value-type="string">
            <text:p>BonusIntelligence</text:p>
          </table:table-cell>
          <table:table-cell office:value-type="string" calcext:value-type="string">
            <text:p>BonusSpirit</text:p>
          </table:table-cell>
          <table:table-cell office:value-type="string" calcext:value-type="string">
            <text:p>BonusArcaneResistance</text:p>
          </table:table-cell>
          <table:table-cell office:value-type="string" calcext:value-type="string">
            <text:p>BonusFireResistance</text:p>
          </table:table-cell>
          <table:table-cell office:value-type="string" calcext:value-type="string">
            <text:p>BonusFrostResistance</text:p>
          </table:table-cell>
          <table:table-cell office:value-type="string" calcext:value-type="string">
            <text:p>BonusShadowResistance</text:p>
          </table:table-cell>
          <table:table-cell office:value-type="string" calcext:value-type="string">
            <text:p>BonusNatureResistance</text:p>
          </table:table-cell>
          <table:table-cell office:value-type="string" calcext:value-type="string">
            <text:p>BonusWeaponDamage</text:p>
          </table:table-cell>
          <table:table-cell office:value-type="string" calcext:value-type="string">
            <text:p>BonusAttackSpeed</text:p>
          </table:table-cell>
          <table:table-cell office:value-type="string" calcext:value-type="string">
            <text:p>BonusHealth</text:p>
          </table:table-cell>
          <table:table-cell office:value-type="string" calcext:value-type="string">
            <text:p>BonusMana</text:p>
          </table:table-cell>
          <table:table-cell office:value-type="string" calcext:value-type="string">
            <text:p>BonusGreenArmor</text:p>
          </table:table-cell>
          <table:table-cell office:value-type="string" calcext:value-type="string">
            <text:p>BonusDodgeRating</text:p>
          </table:table-cell>
          <table:table-cell office:value-type="string" calcext:value-type="string">
            <text:p>BonusParryRating</text:p>
          </table:table-cell>
          <table:table-cell office:value-type="string" calcext:value-type="string">
            <text:p>BonusBlockChanceRating</text:p>
          </table:table-cell>
          <table:table-cell office:value-type="string" calcext:value-type="string">
            <text:p>BonusBlockValue</text:p>
          </table:table-cell>
          <table:table-cell office:value-type="string" calcext:value-type="string">
            <text:p>BonusDefenseRating</text:p>
          </table:table-cell>
          <table:table-cell office:value-type="string" calcext:value-type="string">
            <text:p>BonusHitRating</text:p>
          </table:table-cell>
          <table:table-cell office:value-type="string" calcext:value-type="string">
            <text:p>BonusSpellhitRating</text:p>
          </table:table-cell>
          <table:table-cell office:value-type="string" calcext:value-type="string">
            <text:p>BonusSpellPower</text:p>
          </table:table-cell>
          <table:table-cell office:value-type="string" calcext:value-type="string">
            <text:p>BonusCritRating</text:p>
          </table:table-cell>
          <table:table-cell office:value-type="string" calcext:value-type="string">
            <text:p>BonusSpellCritRating</text:p>
          </table:table-cell>
          <table:table-cell office:value-type="string" calcext:value-type="string">
            <text:p>BonusHealing</text:p>
          </table:table-cell>
          <table:table-cell office:value-type="string" calcext:value-type="string">
            <text:p>BonusMP5</text:p>
          </table:table-cell>
          <table:table-cell office:value-type="string" calcext:value-type="string">
            <text:p>BonusHasteRating</text:p>
          </table:table-cell>
          <table:table-cell office:value-type="string" calcext:value-type="string">
            <text:p>BonusSpellHasteRating</text:p>
          </table:table-cell>
          <table:table-cell office:value-type="string" calcext:value-type="string">
            <text:p>BonusAttackPower</text:p>
          </table:table-cell>
          <table:table-cell office:value-type="string" calcext:value-type="string">
            <text:p>BonusResilienceRating</text:p>
          </table:table-cell>
          <table:table-cell office:value-type="string" calcext:value-type="string">
            <text:p>BonusExpertiseRating</text:p>
          </table:table-cell>
          <table:table-cell office:value-type="string" calcext:value-type="string">
            <text:p>BonusArmorPenetration</text:p>
          </table:table-cell>
          <table:table-cell office:value-type="string" calcext:value-type="string">
            <text:p>BonusArcaneSpellPower</text:p>
          </table:table-cell>
          <table:table-cell office:value-type="string" calcext:value-type="string">
            <text:p>BonusFireSpellPower</text:p>
          </table:table-cell>
          <table:table-cell office:value-type="string" calcext:value-type="string">
            <text:p>BonusFrostSpellPower</text:p>
          </table:table-cell>
          <table:table-cell office:value-type="string" calcext:value-type="string">
            <text:p>BonusShadowSpellPower</text:p>
          </table:table-cell>
          <table:table-cell office:value-type="string" calcext:value-type="string">
            <text:p>BonusNatureSpellPower</text:p>
          </table:table-cell>
          <table:table-cell office:value-type="string" calcext:value-type="string">
            <text:p>BonusHolySpellPower</text:p>
          </table:table-cell>
          <table:table-cell office:value-type="string" calcext:value-type="string">
            <text:p>Gem1Name</text:p>
          </table:table-cell>
          <table:table-cell office:value-type="string" calcext:value-type="string">
            <text:p>Gem1Color</text:p>
          </table:table-cell>
          <table:table-cell office:value-type="string" calcext:value-type="string">
            <text:p>Gem1Armor</text:p>
          </table:table-cell>
          <table:table-cell office:value-type="string" calcext:value-type="string">
            <text:p>Gem1Strength</text:p>
          </table:table-cell>
          <table:table-cell office:value-type="string" calcext:value-type="string">
            <text:p>Gem1Agility</text:p>
          </table:table-cell>
          <table:table-cell office:value-type="string" calcext:value-type="string">
            <text:p>Gem1Stamina</text:p>
          </table:table-cell>
          <table:table-cell office:value-type="string" calcext:value-type="string">
            <text:p>Gem1Intelligence</text:p>
          </table:table-cell>
          <table:table-cell office:value-type="string" calcext:value-type="string">
            <text:p>Gem1Spirit</text:p>
          </table:table-cell>
          <table:table-cell office:value-type="string" calcext:value-type="string">
            <text:p>Gem1ArcaneResistance</text:p>
          </table:table-cell>
          <table:table-cell office:value-type="string" calcext:value-type="string">
            <text:p>Gem1FireResistance</text:p>
          </table:table-cell>
          <table:table-cell office:value-type="string" calcext:value-type="string">
            <text:p>Gem1FrostResistance</text:p>
          </table:table-cell>
          <table:table-cell office:value-type="string" calcext:value-type="string">
            <text:p>Gem1ShadowResistance</text:p>
          </table:table-cell>
          <table:table-cell office:value-type="string" calcext:value-type="string">
            <text:p>Gem1NatureResistance</text:p>
          </table:table-cell>
          <table:table-cell office:value-type="string" calcext:value-type="string">
            <text:p>Gem1WeaponDamage</text:p>
          </table:table-cell>
          <table:table-cell office:value-type="string" calcext:value-type="string">
            <text:p>Gem1AttackSpeed</text:p>
          </table:table-cell>
          <table:table-cell office:value-type="string" calcext:value-type="string">
            <text:p>Gem1Health</text:p>
          </table:table-cell>
          <table:table-cell office:value-type="string" calcext:value-type="string">
            <text:p>Gem1Mana</text:p>
          </table:table-cell>
          <table:table-cell office:value-type="string" calcext:value-type="string">
            <text:p>Gem1GreenArmor</text:p>
          </table:table-cell>
          <table:table-cell office:value-type="string" calcext:value-type="string">
            <text:p>Gem1DodgeRating</text:p>
          </table:table-cell>
          <table:table-cell office:value-type="string" calcext:value-type="string">
            <text:p>Gem1ParryRating</text:p>
          </table:table-cell>
          <table:table-cell office:value-type="string" calcext:value-type="string">
            <text:p>Gem1BlockChanceRating</text:p>
          </table:table-cell>
          <table:table-cell office:value-type="string" calcext:value-type="string">
            <text:p>Gem1BlockValue</text:p>
          </table:table-cell>
          <table:table-cell office:value-type="string" calcext:value-type="string">
            <text:p>Gem1DefenseRating</text:p>
          </table:table-cell>
          <table:table-cell office:value-type="string" calcext:value-type="string">
            <text:p>Gem1HitRating</text:p>
          </table:table-cell>
          <table:table-cell office:value-type="string" calcext:value-type="string">
            <text:p>Gem1SpellhitRating</text:p>
          </table:table-cell>
          <table:table-cell office:value-type="string" calcext:value-type="string">
            <text:p>Gem1SpellPower</text:p>
          </table:table-cell>
          <table:table-cell office:value-type="string" calcext:value-type="string">
            <text:p>Gem1CritRating</text:p>
          </table:table-cell>
          <table:table-cell office:value-type="string" calcext:value-type="string">
            <text:p>Gem1SpellCritRating</text:p>
          </table:table-cell>
          <table:table-cell office:value-type="string" calcext:value-type="string">
            <text:p>Gem1Healing</text:p>
          </table:table-cell>
          <table:table-cell office:value-type="string" calcext:value-type="string">
            <text:p>Gem1MP5</text:p>
          </table:table-cell>
          <table:table-cell office:value-type="string" calcext:value-type="string">
            <text:p>Gem1HasteRating</text:p>
          </table:table-cell>
          <table:table-cell office:value-type="string" calcext:value-type="string">
            <text:p>Gem1SpellHasteRating</text:p>
          </table:table-cell>
          <table:table-cell office:value-type="string" calcext:value-type="string">
            <text:p>Gem1AttackPower</text:p>
          </table:table-cell>
          <table:table-cell office:value-type="string" calcext:value-type="string">
            <text:p>Gem1ResilienceRating</text:p>
          </table:table-cell>
          <table:table-cell office:value-type="string" calcext:value-type="string">
            <text:p>Gem1ExpertiseRating</text:p>
          </table:table-cell>
          <table:table-cell office:value-type="string" calcext:value-type="string">
            <text:p>Gem1ArmorPenetration</text:p>
          </table:table-cell>
          <table:table-cell office:value-type="string" calcext:value-type="string">
            <text:p>Gem1ArcaneSpellPower</text:p>
          </table:table-cell>
          <table:table-cell office:value-type="string" calcext:value-type="string">
            <text:p>Gem1FireSpellPower</text:p>
          </table:table-cell>
          <table:table-cell office:value-type="string" calcext:value-type="string">
            <text:p>Gem1FrostSpellPower</text:p>
          </table:table-cell>
          <table:table-cell office:value-type="string" calcext:value-type="string">
            <text:p>Gem1ShadowSpellPower</text:p>
          </table:table-cell>
          <table:table-cell office:value-type="string" calcext:value-type="string">
            <text:p>Gem1NatureSpellPower</text:p>
          </table:table-cell>
          <table:table-cell office:value-type="string" calcext:value-type="string">
            <text:p>Gem1HolySpellPower</text:p>
          </table:table-cell>
          <table:table-cell office:value-type="string" calcext:value-type="string">
            <text:p>Gem1Phase</text:p>
          </table:table-cell>
          <table:table-cell office:value-type="string" calcext:value-type="string">
            <text:p>Gem1Source</text:p>
          </table:table-cell>
          <table:table-cell office:value-type="string" calcext:value-type="string">
            <text:p>Gem1Dungeon</text:p>
          </table:table-cell>
          <table:table-cell office:value-type="string" calcext:value-type="string">
            <text:p>Gem1Faction</text:p>
          </table:table-cell>
          <table:table-cell office:value-type="string" calcext:value-type="string">
            <text:p>Gem2Name</text:p>
          </table:table-cell>
          <table:table-cell office:value-type="string" calcext:value-type="string">
            <text:p>Gem2Color</text:p>
          </table:table-cell>
          <table:table-cell office:value-type="string" calcext:value-type="string">
            <text:p>Gem2Armor</text:p>
          </table:table-cell>
          <table:table-cell office:value-type="string" calcext:value-type="string">
            <text:p>Gem2Strength</text:p>
          </table:table-cell>
          <table:table-cell office:value-type="string" calcext:value-type="string">
            <text:p>Gem2Agility</text:p>
          </table:table-cell>
          <table:table-cell office:value-type="string" calcext:value-type="string">
            <text:p>Gem2Stamina</text:p>
          </table:table-cell>
          <table:table-cell office:value-type="string" calcext:value-type="string">
            <text:p>Gem2Intelligence</text:p>
          </table:table-cell>
          <table:table-cell office:value-type="string" calcext:value-type="string">
            <text:p>Gem2Spirit</text:p>
          </table:table-cell>
          <table:table-cell office:value-type="string" calcext:value-type="string">
            <text:p>Gem2ArcaneResistance</text:p>
          </table:table-cell>
          <table:table-cell office:value-type="string" calcext:value-type="string">
            <text:p>Gem2FireResistance</text:p>
          </table:table-cell>
          <table:table-cell office:value-type="string" calcext:value-type="string">
            <text:p>Gem2FrostResistance</text:p>
          </table:table-cell>
          <table:table-cell office:value-type="string" calcext:value-type="string">
            <text:p>Gem2ShadowResistance</text:p>
          </table:table-cell>
          <table:table-cell office:value-type="string" calcext:value-type="string">
            <text:p>Gem2NatureResistance</text:p>
          </table:table-cell>
          <table:table-cell office:value-type="string" calcext:value-type="string">
            <text:p>Gem2WeaponDamage</text:p>
          </table:table-cell>
          <table:table-cell office:value-type="string" calcext:value-type="string">
            <text:p>Gem2AttackSpeed</text:p>
          </table:table-cell>
          <table:table-cell office:value-type="string" calcext:value-type="string">
            <text:p>Gem2Health</text:p>
          </table:table-cell>
          <table:table-cell office:value-type="string" calcext:value-type="string">
            <text:p>Gem2Mana</text:p>
          </table:table-cell>
          <table:table-cell office:value-type="string" calcext:value-type="string">
            <text:p>Gem2GreenArmor</text:p>
          </table:table-cell>
          <table:table-cell office:value-type="string" calcext:value-type="string">
            <text:p>Gem2DodgeRating</text:p>
          </table:table-cell>
          <table:table-cell office:value-type="string" calcext:value-type="string">
            <text:p>Gem2ParryRating</text:p>
          </table:table-cell>
          <table:table-cell office:value-type="string" calcext:value-type="string">
            <text:p>Gem2BlockChanceRating</text:p>
          </table:table-cell>
          <table:table-cell office:value-type="string" calcext:value-type="string">
            <text:p>Gem2BlockValue</text:p>
          </table:table-cell>
          <table:table-cell office:value-type="string" calcext:value-type="string">
            <text:p>Gem2DefenseRating</text:p>
          </table:table-cell>
          <table:table-cell office:value-type="string" calcext:value-type="string">
            <text:p>Gem2HitRating</text:p>
          </table:table-cell>
          <table:table-cell office:value-type="string" calcext:value-type="string">
            <text:p>Gem2SpellhitRating</text:p>
          </table:table-cell>
          <table:table-cell office:value-type="string" calcext:value-type="string">
            <text:p>Gem2SpellPower</text:p>
          </table:table-cell>
          <table:table-cell office:value-type="string" calcext:value-type="string">
            <text:p>Gem2CritRating</text:p>
          </table:table-cell>
          <table:table-cell office:value-type="string" calcext:value-type="string">
            <text:p>Gem2SpellCritRating</text:p>
          </table:table-cell>
          <table:table-cell office:value-type="string" calcext:value-type="string">
            <text:p>Gem2Healing</text:p>
          </table:table-cell>
          <table:table-cell office:value-type="string" calcext:value-type="string">
            <text:p>Gem2MP5</text:p>
          </table:table-cell>
          <table:table-cell office:value-type="string" calcext:value-type="string">
            <text:p>Gem2HasteRating</text:p>
          </table:table-cell>
          <table:table-cell office:value-type="string" calcext:value-type="string">
            <text:p>Gem2SpellHasteRating</text:p>
          </table:table-cell>
          <table:table-cell office:value-type="string" calcext:value-type="string">
            <text:p>Gem2AttackPower</text:p>
          </table:table-cell>
          <table:table-cell office:value-type="string" calcext:value-type="string">
            <text:p>Gem2ResilienceRating</text:p>
          </table:table-cell>
          <table:table-cell office:value-type="string" calcext:value-type="string">
            <text:p>Gem2ExpertiseRating</text:p>
          </table:table-cell>
          <table:table-cell office:value-type="string" calcext:value-type="string">
            <text:p>Gem2ArmorPenetration</text:p>
          </table:table-cell>
          <table:table-cell office:value-type="string" calcext:value-type="string">
            <text:p>Gem2ArcaneSpellPower</text:p>
          </table:table-cell>
          <table:table-cell office:value-type="string" calcext:value-type="string">
            <text:p>Gem2FireSpellPower</text:p>
          </table:table-cell>
          <table:table-cell office:value-type="string" calcext:value-type="string">
            <text:p>Gem2FrostSpellPower</text:p>
          </table:table-cell>
          <table:table-cell office:value-type="string" calcext:value-type="string">
            <text:p>Gem2ShadowSpellPower</text:p>
          </table:table-cell>
          <table:table-cell office:value-type="string" calcext:value-type="string">
            <text:p>Gem2NatureSpellPower</text:p>
          </table:table-cell>
          <table:table-cell office:value-type="string" calcext:value-type="string">
            <text:p>Gem2HolySpellPower | Gem2Phase | Gem2Source | Gem2Dungeon | Gem2Faction | Gem3Name <text:s/>| Gem3Color | Gem3Armor | Gem3Strength | Gem3Agility | Gem3Stamina | Gem3Intelligence | Gem3Spirit | Gem3ArcaneResistance | Gem3FireResistance | Gem3FrostResistance | Gem3ShadowResistance | Gem3NatureResistance | Gem3WeaponDamage | Gem3AttackSpeed | Gem3Health | Gem3Mana | Gem3GreenArmor | Gem3DodgeRating | Gem3ParryRating | Gem3BlockChanceRating | Gem3BlockValue | Gem3DefenseRating | Gem3HitRating | Gem3SpellhitRating | Gem3SpellPower | Gem3CritRating | Gem3SpellCritRating | Gem3Healing | Gem3MP5 | Gem3HasteRating | Gem3SpellHasteRating | Gem3AttackPower | Gem3ResilienceRating | Gem3ExpertiseRating | Gem3ArmorPenetration | Gem3ArcaneSpellPower | Gem3FireSpellPower | Gem3FrostSpellPower | Gem3ShadowSpellPower | Gem3NatureSpellPower | Gem3HolySpellPower | Gem3Phase | Gem3Source | Gem3Dungeon | Gem3Faction | EnchantmentName <text:s text:c="6"/>| EnchantmentSlot | EnchantmentArmor | EnchantmentStrength | EnchantmentAgility | EnchantmentStamina | EnchantmentIntelligence | EnchantmentSpirit | EnchantmentArcaneResistance | EnchantmentFireResistance | EnchantmentFrostResistance | EnchantmentShadowResistance | EnchantmentNatureResistance | EnchantmentWeaponDamage | EnchantmentAttackSpeed | EnchantmentHealth | EnchantmentMana | EnchantmentGreenArmor | EnchantmentDodgeRating | EnchantmentParryRating | EnchantmentBlockChanceRating | EnchantmentBlockValue | EnchantmentDefenseRating | EnchantmentHitRating | EnchantmentSpellhitRating | EnchantmentSpellPower | EnchantmentCritRating | EnchantmentSpellCritRating | EnchantmentHealing | EnchantmentMP5 | EnchantmentHasteRating | EnchantmentSpellHasteRating | EnchantmentAttackPower | EnchantmentResilienceRating | EnchantmentExpertiseRating | EnchantmentArmorPenetration | EnchantmentArcaneSpellPower | EnchantmentFireSpellPower | EnchantmentFrostSpellPower | EnchantmentShadowSpellPower | EnchantmentNatureSpellPower | EnchantmentHolySpellPower | GearIsEnchanted | GearIsSetPiece | GearHasFreeMeta | GearBlueSockets | GearYellowSockets | GearRedSockets | GearMetaSockets | GearTotalSockets | GearCooldown | GearUptime | GearSource | GearDungeon | GearFaction | GearRaid | GearPhase</text:p>
          </table:table-cell>
          <table:table-cell table:number-columns-repeated="1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adiator's Dragonhide Helm</text:p>
          </table:table-cell>
          <table:table-cell office:value-type="float" office:value="356" calcext:value-type="float">
            <text:p>3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Tenacious Earthstorm Diamond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eaming Dawnstone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mmy Gem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lyph of the Defender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adiator's Dragonhide Helm</text:p>
          </table:table-cell>
          <table:table-cell office:value-type="float" office:value="356" calcext:value-type="float">
            <text:p>3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Tenacious Earthstorm Diamond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eaming Dawnstone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mmy Gem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lyph of the Defender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adiator's Dragonhide Helm + Glyph of the Defender + Tenacious Earthstorm Diamond + Gleaming Dawnstone + Dummy Gem from PvP</text:p>
          </table:table-cell>
          <table:table-cell office:value-type="float" office:value="356" calcext:value-type="float">
            <text:p>3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Tenacious Earthstorm Diamond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eaming Dawnstone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mmy Gem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lyph of the Defender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3">
          <table:table-cell table:number-columns-repeated="277"/>
        </table:table-row>
        <table:table-row table:style-name="ro1">
          <table:table-cell office:value-type="string" calcext:value-type="string">
            <text:p><text:s text:c="107"/>[ line 1/2 (50%)</text:p>
          </table:table-cell>
          <table:table-cell office:value-type="string" calcext:value-type="string">
            <text:p><text:s/>col 336/663 (50%)</text:p>
          </table:table-cell>
          <table:table-cell office:value-type="string" calcext:value-type="string">
            <text:p><text:s/>char 335/663 (50%) ]</text:p>
          </table:table-cell>
          <table:table-cell table:number-columns-repeated="274"/>
        </table:table-row>
        <table:table-row table:style-name="ro1">
          <table:table-cell office:value-type="string" calcext:value-type="string">
            <text:p>^G Get Help <text:s text:c="6"/>^O Write Out <text:s text:c="5"/>^W Where Is <text:s text:c="6"/>^K Cut Text <text:s text:c="6"/>^J Justify <text:s text:c="7"/>^C Cur Pos <text:s text:c="7"/>M-U Undo <text:s text:c="9"/>M-A Mark Text <text:s text:c="4"/>M-] To Bracket <text:s text:c="3"/>M-Q Previous <text:s text:c="5"/>^B Back <text:s text:c="10"/>^◀ Prev Word <text:s text:c="5"/>^A Home <text:s text:c="10"/>^P Prev Line <text:s text:c="5"/>M-▲ Scroll Up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^X Exit <text:s text:c="10"/>^R Read File <text:s text:c="5"/>^\ Replace <text:s text:c="7"/>^U Paste Text <text:s text:c="4"/>^T To Spell <text:s text:c="6"/>^_ Go To Line <text:s text:c="4"/>M-E Redo <text:s text:c="9"/>M-6 Copy Text <text:s text:c="4"/>^Q Where Was <text:s text:c="5"/>M-W Next <text:s text:c="9"/>^F Forwards <text:s text:c="6"/>^▶ Next Word <text:s text:c="5"/>^E End <text:s text:c="11"/>^N Next Line <text:s text:c="5"/>M-▼ Scroll Down</text:p>
          </table:table-cell>
          <table:table-cell table:number-columns-repeated="222"/>
          <table:table-cell office:value-type="string" calcext:value-type="string">
            <text:p>^G Get Help <text:s text:c="6"/>^O Write Out <text:s text:c="5"/>^W Where Is <text:s text:c="6"/>^K Cut Text <text:s text:c="6"/>^J Justify <text:s text:c="7"/>^C Cur Pos <text:s text:c="7"/>M-U Undo <text:s text:c="9"/>M-A Mark Text <text:s text:c="4"/>M-] To Bracket <text:s text:c="3"/>M-Q Previous <text:s text:c="5"/>^B Back <text:s text:c="10"/>^◀ Prev Word <text:s text:c="5"/>^A Home <text:s text:c="10"/>^P Prev Line <text:s text:c="5"/>M-▲ Scroll Up</text:p>
          </table:table-cell>
          <table:table-cell table:number-columns-repeated="53"/>
        </table:table-row>
        <table:table-row table:style-name="ro1">
          <table:table-cell table:number-columns-repeated="223"/>
          <table:table-cell office:value-type="string" calcext:value-type="string">
            <text:p>^X Exit <text:s text:c="10"/>^R Read File <text:s text:c="5"/>^\ Replace <text:s text:c="7"/>^U Paste Text <text:s text:c="4"/>^T To Spell <text:s text:c="6"/>^_ Go To Line <text:s text:c="4"/>M-E Redo <text:s text:c="9"/>M-6 Copy Text <text:s text:c="4"/>^Q Where Was <text:s text:c="5"/>M-W Next <text:s text:c="9"/>^F Forwards <text:s text:c="6"/>^▶ Next Word <text:s text:c="5"/>^E End <text:s text:c="11"/>^N Next Line <text:s text:c="5"/>M-▼ Scroll Down</text:p>
          </table:table-cell>
          <table:table-cell table:number-columns-repeated="53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layer level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oss lvl=</text:p>
          </table:table-cell>
          <table:table-cell table:formula="of:=[.B1]+3" office:value-type="float" office:value="73" calcext:value-type="float">
            <text:p>73</text:p>
          </table:table-cell>
          <table:table-cell office:value-type="string" calcext:value-type="string">
            <text:p>r_def=</text:p>
          </table:table-cell>
          <table:table-cell table:formula="of:=0.6313425/1.5" office:value-type="float" office:value="0.420895" calcext:value-type="float">
            <text:p>0.420895</text:p>
          </table:table-cell>
          <table:table-cell office:value-type="string" calcext:value-type="string">
            <text:p>my_r_dodge=</text:p>
          </table:table-cell>
          <table:table-cell table:style-name="ce1" table:formula="of:=0.0528579" office:value-type="float" office:value="0.0528579" calcext:value-type="float">
            <text:p>0.0528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dodge rating</text:p>
          </table:table-cell>
          <table:table-cell office:value-type="string" calcext:value-type="string">
            <text:p>defense rating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formula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8.59-4" office:value-type="float" office:value="4.59" calcext:value-type="float">
            <text:p>4.59</text:p>
          </table:table-cell>
          <table:table-cell table:formula="of:=[.A3]*[.$H$4]+[.$I$4]+[.$H$1]*[.B3]+MAX(0;0.04*([.$F$1]*[.C3]+5*[.$B$1]-5*[.$D$1]))+2.55-1.87215+4" office:value-type="float" office:value="9.0266067137931" calcext:value-type="float">
            <text:p>9.0266067137931</text:p>
          </table:table-cell>
          <table:table-cell table:formula="of:=[.$H$4]*[.A3]+[.$I$4]" office:value-type="float" office:value="3.4501724137931" calcext:value-type="float">
            <text:p>3.4501724137931</text:p>
          </table:table-cell>
          <table:table-cell table:number-columns-repeated="3"/>
          <table:table-cell table:formula="of:=[.D3]-[.$H$4]*[.A3]-[.$I$4]" office:value-type="float" office:value="1.1398275862069" calcext:value-type="float">
            <text:p>1.1398275862069</text:p>
          </table:table-cell>
          <table:table-cell table:formula="of:=[.F3]+MAX(0;[.$H$5]*[.C3]+[.$I$5])" office:value-type="float" office:value="3.74112068965517" calcext:value-type="float">
            <text:p>3.741120689655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02-4" office:value-type="float" office:value="2.02" calcext:value-type="float">
            <text:p>2.02</text:p>
          </table:table-cell>
          <table:table-cell/>
          <table:table-cell table:formula="of:=[.$H$4]*[.A4]+[.$I$4]" office:value-type="float" office:value="2.02" calcext:value-type="float">
            <text:p>2.02</text:p>
          </table:table-cell>
          <table:table-cell office:value-type="string" calcext:value-type="string">
            <text:p>agiToDodge=</text:p>
          </table:table-cell>
          <table:table-cell table:formula="of:=([.D5]-[.D4])/([.A5]-[.A4])" office:value-type="float" office:value="0.0681034482758621" calcext:value-type="float">
            <text:p>0.068103448275862</text:p>
          </table:table-cell>
          <table:table-cell table:formula="of:=[.D5]-[.H4]*[.A5]" office:value-type="float" office:value="-2.54293103448276" calcext:value-type="float">
            <text:p>-2.54293103448276</text:p>
          </table:table-cell>
          <table:table-cell table:formula="of:=[.D4]-[.$H$4]*[.A4]-[.$I$4]" office:value-type="float" office:value="0" calcext:value-type="float">
            <text:p>0</text:p>
          </table:table-cell>
          <table:table-cell table:formula="of:=[.F4]+MAX(0;[.$H$5]*[.C4]+[.$I$5])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97-4" office:value-type="float" office:value="5.97" calcext:value-type="float">
            <text:p>5.97</text:p>
          </table:table-cell>
          <table:table-cell/>
          <table:table-cell table:formula="of:=[.$H$4]*[.A5]+[.$I$4]" office:value-type="float" office:value="5.97" calcext:value-type="float">
            <text:p>5.97</text:p>
          </table:table-cell>
          <table:table-cell office:value-type="string" calcext:value-type="string">
            <text:p>defenseToDodge=</text:p>
          </table:table-cell>
          <table:table-cell table:formula="of:=([.J7]-[.J6])/([.C7]-[.C6])" office:value-type="float" office:value="0.0213900862068965" calcext:value-type="float">
            <text:p>0.021390086206897</text:p>
          </table:table-cell>
          <table:table-cell table:formula="of:=[.J7]-[.H5]*[.C7]" office:value-type="float" office:value="-0.0512931034482751" calcext:value-type="float">
            <text:p>-0.051293103448275</text:p>
          </table:table-cell>
          <table:table-cell table:formula="of:=[.D5]-[.$H$4]*[.A5]-[.$I$4]" office:value-type="float" office:value="0" calcext:value-type="float">
            <text:p>0</text:p>
          </table:table-cell>
          <table:table-cell table:formula="of:=[.F5]+MAX(0;[.$H$5]*[.C5]+[.$I$5])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7.57-4" office:value-type="float" office:value="3.57" calcext:value-type="float">
            <text:p>3.57</text:p>
          </table:table-cell>
          <table:table-cell/>
          <table:table-cell table:formula="of:=[.$H$4]*[.A6]+[.$I$4]" office:value-type="float" office:value="3.4501724137931" calcext:value-type="float">
            <text:p>3.4501724137931</text:p>
          </table:table-cell>
          <table:table-cell/>
          <table:table-cell table:formula="of:=1/[.H5]" office:value-type="float" office:value="46.750629722922" calcext:value-type="float">
            <text:p>46.750629722922</text:p>
          </table:table-cell>
          <table:table-cell/>
          <table:table-cell table:formula="of:=[.D6]-[.$H$4]*[.A6]-[.$I$4]" office:value-type="float" office:value="0.119827586206897" calcext:value-type="float">
            <text:p>0.119827586206897</text:p>
          </table:table-cell>
          <table:table-cell table:formula="of:=[.F6]+MAX(0;[.$H$5]*[.C6]+[.$I$5])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9.07-4" office:value-type="float" office:value="5.07" calcext:value-type="float">
            <text:p>5.07</text:p>
          </table:table-cell>
          <table:table-cell/>
          <table:table-cell table:formula="of:=[.$H$4]*[.A7]+[.$I$4]" office:value-type="float" office:value="4.60793103448276" calcext:value-type="float">
            <text:p>4.60793103448276</text:p>
          </table:table-cell>
          <table:table-cell table:number-columns-repeated="3"/>
          <table:table-cell table:formula="of:=[.D7]-[.$H$4]*[.A7]-[.$I$4]" office:value-type="float" office:value="0.462068965517242" calcext:value-type="float">
            <text:p>0.462068965517242</text:p>
          </table:table-cell>
          <table:table-cell table:formula="of:=[.F7]+MAX(0;[.$H$5]*[.C7]+[.$I$5])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9.12-4" office:value-type="float" office:value="5.12" calcext:value-type="float">
            <text:p>5.1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formula="of:=5.95456+0.898584+0.269373 + 14 - 14.6-1.87215+2.55" office:value-type="float" office:value="7.200367" calcext:value-type="float">
            <text:p>7.200367</text:p>
          </table:table-cell>
          <table:table-cell table:number-columns-repeated="4"/>
        </table:table-row>
      </table:table>
      <table:table table:name="Sheet3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crit rating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total</text:p>
          </table:table-cell>
          <table:table-cell office:value-type="string" calcext:value-type="string">
            <text:p>crit chance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base crit=</text:p>
          </table:table-cell>
          <table:table-cell office:value-type="float" office:value="11.77" calcext:value-type="float">
            <text:p>11.7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2.61" calcext:value-type="float">
            <text:p>12.61</text:p>
          </table:table-cell>
          <table:table-cell table:formula="of:=[.$J$1]+[.A2]*[.$J$3]+[.$L$3]+[.$L$2]+[.B2]*[.$J$2]" office:value-type="float" office:value="12.61" calcext:value-type="float">
            <text:p>12.61</text:p>
          </table:table-cell>
          <table:table-cell table:formula="of:=[.F2]-[.G2]" office:value-type="float" office:value="0" calcext:value-type="float">
            <text:p>0</text:p>
          </table:table-cell>
          <table:table-cell office:value-type="string" calcext:value-type="string">
            <text:p>critRatingCoef</text:p>
          </table:table-cell>
          <table:table-cell table:formula="of:=1/22.1" office:value-type="float" office:value="0.0452488687782805" calcext:value-type="float">
            <text:p>0.045248868778281</text:p>
          </table:table-cell>
          <table:table-cell office:value-type="string" calcext:value-type="string">
            <text:p>critRating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1.77" calcext:value-type="float">
            <text:p>11.77</text:p>
          </table:table-cell>
          <table:table-cell table:formula="of:=[.$J$1]+[.A3]*[.$J$3]+[.$L$3]+[.$L$2]+[.B3]*[.$J$2]" office:value-type="float" office:value="11.77" calcext:value-type="float">
            <text:p>11.77</text:p>
          </table:table-cell>
          <table:table-cell table:formula="of:=[.F3]-[.G3]" office:value-type="float" office:value="0" calcext:value-type="float">
            <text:p>0</text:p>
          </table:table-cell>
          <table:table-cell office:value-type="string" calcext:value-type="string">
            <text:p>agiCoef</text:p>
          </table:table-cell>
          <table:table-cell table:formula="of:=([.F4]-[.F3])/([.A4]-[.A3])" office:value-type="float" office:value="0.04" calcext:value-type="float">
            <text:p>0.04</text:p>
          </table:table-cell>
          <table:table-cell office:value-type="string" calcext:value-type="string">
            <text:p>agiOffset</text:p>
          </table:table-cell>
          <table:table-cell table:formula="of:=[.F4]-[.A4]*[.J3]-[.J1]" office:value-type="float" office:value="-2.68" calcext:value-type="float">
            <text:p>-2.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.09" calcext:value-type="float">
            <text:p>14.09</text:p>
          </table:table-cell>
          <table:table-cell table:formula="of:=[.$J$1]+[.A4]*[.$J$3]+[.$L$3]+[.$L$2]+[.B4]*[.$J$2]" office:value-type="float" office:value="14.09" calcext:value-type="float">
            <text:p>14.09</text:p>
          </table:table-cell>
          <table:table-cell table:formula="of:=[.F4]-[.G4]" office:value-type="float" office:value="0" calcext:value-type="float">
            <text:p>0</text:p>
          </table:table-cell>
          <table:table-cell/>
          <table:table-cell table:formula="of:=1/[.J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3.53" calcext:value-type="float">
            <text:p>13.53</text:p>
          </table:table-cell>
          <table:table-cell table:formula="of:=[.$J$1]+[.A5]*[.$J$3]+[.$L$3]+[.$L$2]+[.B5]*[.$J$2]" office:value-type="float" office:value="13.49" calcext:value-type="float">
            <text:p>13.49</text:p>
          </table:table-cell>
          <table:table-cell table:formula="of:=[.F5]-[.G5]" office:value-type="float" office:value="0.0399999999999974" calcext:value-type="float">
            <text:p>0.03999999999999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5.25" calcext:value-type="float">
            <text:p>15.25</text:p>
          </table:table-cell>
          <table:table-cell table:formula="of:=[.$J$1]+[.A6]*[.$J$3]+[.$L$3]+[.$L$2]+[.B6]*[.$J$2]" office:value-type="float" office:value="15.21" calcext:value-type="float">
            <text:p>15.21</text:p>
          </table:table-cell>
          <table:table-cell table:formula="of:=[.F6]-[.G6]" office:value-type="float" office:value="0.0399999999999991" calcext:value-type="float">
            <text:p>0.039999999999999</text:p>
          </table:table-cell>
          <table:table-cell office:value-type="string" calcext:value-type="string">
            <text:p>strToAPCoef</text:p>
          </table:table-cell>
          <table:table-cell table:formula="of:=([.E2]-[.E3])/([.C2]-[.C3])" office:value-type="float" office:value="2" calcext:value-type="float">
            <text:p>2</text:p>
          </table:table-cell>
          <table:table-cell office:value-type="string" calcext:value-type="string">
            <text:p>strToAPOffset</text:p>
          </table:table-cell>
          <table:table-cell table:formula="of:=[.E2]-[.J6]*[.C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16.97" calcext:value-type="float">
            <text:p>16.97</text:p>
          </table:table-cell>
          <table:table-cell table:formula="of:=[.$J$1]+[.A7]*[.$J$3]+[.$L$3]+[.$L$2]+[.B7]*[.$J$2]" office:value-type="float" office:value="16.97" calcext:value-type="float">
            <text:p>16.97</text:p>
          </table:table-cell>
          <table:table-cell table:formula="of:=[.F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  <table:table-cell office:value-type="float" office:value="19.29" calcext:value-type="float">
            <text:p>19.29</text:p>
          </table:table-cell>
          <table:table-cell table:formula="of:=[.$J$1]+[.A8]*[.$J$3]+[.$L$3]+[.$L$2]+[.B8]*[.$J$2]" office:value-type="float" office:value="19.25" calcext:value-type="float">
            <text:p>19.25</text:p>
          </table:table-cell>
          <table:table-cell table:formula="of:=[.F8]-[.G8]" office:value-type="float" office:value="0.0399999999999991" calcext:value-type="float">
            <text:p>0.0399999999999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table:formula="of:=[.$J$1]+[.A9]*[.$J$3]+[.$L$3]+[.$L$2]+[.B9]*[.$J$2]" office:value-type="float" office:value="13.7234841628959" calcext:value-type="float">
            <text:p>13.7234841628959</text:p>
          </table:table-cell>
          <table:table-cell table:formula="of:=[.F9]-[.G9]" office:value-type="float" office:value="-0.00348416289592635" calcext:value-type="float">
            <text:p>-0.00348416289592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.13" calcext:value-type="float">
            <text:p>12.13</text:p>
          </table:table-cell>
          <table:table-cell table:formula="of:=[.$J$1]+[.A10]*[.$J$3]+[.$L$3]+[.$L$2]+[.B10]*[.$J$2]" office:value-type="float" office:value="12.1319909502262" calcext:value-type="float">
            <text:p>12.1319909502262</text:p>
          </table:table-cell>
          <table:table-cell table:formula="of:=[.F10]-[.G10]" office:value-type="float" office:value="-0.00199095022624363" calcext:value-type="float">
            <text:p>-0.00199095022624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2.86" calcext:value-type="float">
            <text:p>12.86</text:p>
          </table:table-cell>
          <table:table-cell table:formula="of:=[.$J$1]+[.A11]*[.$J$3]+[.$L$3]+[.$L$2]+[.B11]*[.$J$2]" office:value-type="float" office:value="12.8559728506787" calcext:value-type="float">
            <text:p>12.8559728506787</text:p>
          </table:table-cell>
          <table:table-cell table:formula="of:=[.F11]-[.G11]" office:value-type="float" office:value="0.00402714932126713" calcext:value-type="float">
            <text:p>0.0040271493212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.22" calcext:value-type="float">
            <text:p>13.22</text:p>
          </table:table-cell>
          <table:table-cell table:formula="of:=[.$J$1]+[.A12]*[.$J$3]+[.$L$3]+[.$L$2]+[.B12]*[.$J$2]" office:value-type="float" office:value="13.217963800905" calcext:value-type="float">
            <text:p>13.217963800905</text:p>
          </table:table-cell>
          <table:table-cell table:formula="of:=[.F12]-[.G12]" office:value-type="float" office:value="0.00203619909502351" calcext:value-type="float">
            <text:p>0.0020361990950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7:57:39.917631209</meta:creation-date>
    <dc:date>2022-06-29T00:11:15.715062590</dc:date>
    <meta:editing-duration>PT40M7S</meta:editing-duration>
    <meta:editing-cycles>7</meta:editing-cycles>
    <meta:generator>LibreOffice/6.4.7.2$Linux_X86_64 LibreOffice_project/40$Build-2</meta:generator>
    <meta:document-statistic meta:table-count="3" meta:cell-count="1159" meta:object-count="0"/>
  </office:meta>
</office:document-meta>
</file>